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8" form:id="control1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9" form:id="control1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0" form:id="control2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1" form:id="control2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Stat type </text:p>
          </table:table-cell>
          <table:table-cell office:value-type="string" calcext:value-type="string">
            <text:p>remarks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ve births by sex and month</text:p>
          </table:table-cell>
          <table:table-cell/>
          <table:table-cell>
            <draw:control draw:z-index="0" draw:name="Control 1" draw:style-name="gr1" draw:text-style-name="P1" svg:width="2.263cm" svg:height="0.47cm" svg:x="0.013cm" svg:y="0cm" draw:control="control1"/>
          </table:table-cell>
          <table:table-cell>
            <draw:control draw:z-index="1" draw:name="Control 2" draw:style-name="gr1" draw:text-style-name="P1" svg:width="2.263cm" svg:height="0.47cm" svg:x="0.019cm" svg:y="0cm" draw:control="control2"/>
            <draw:control draw:z-index="2" draw:name="Control 3" draw:style-name="gr1" draw:text-style-name="P1" svg:width="2.263cm" svg:height="0.47cm" svg:x="0.019cm" svg:y="0cm" draw:control="control3"/>
          </table:table-cell>
          <table:table-cell>
            <draw:control draw:z-index="3" draw:name="Control 4" draw:style-name="gr1" draw:text-style-name="P1" svg:width="2.263cm" svg:height="0.47cm" svg:x="0.019cm" svg:y="0cm" draw:control="control4"/>
          </table:table-cell>
          <table:table-cell>
            <draw:control draw:z-index="4" draw:name="Control 5" draw:style-name="gr1" draw:text-style-name="P1" svg:width="2.263cm" svg:height="0.47cm" svg:x="0.019cm" svg:y="0cm" draw:control="control5"/>
          </table:table-cell>
          <table:table-cell>
            <draw:control draw:z-index="5" draw:name="Control 6" draw:style-name="gr1" draw:text-style-name="P1" svg:width="2.263cm" svg:height="0.47cm" svg:x="0.019cm" svg:y="0cm" draw:control="control6"/>
          </table:table-cell>
          <table:table-cell>
            <draw:control draw:z-index="6" draw:name="Control 7" draw:style-name="gr1" draw:text-style-name="P1" svg:width="2.263cm" svg:height="0.47cm" svg:x="0.02cm" svg:y="0cm" draw:control="control7"/>
          </table:table-cell>
          <table:table-cell>
            <draw:control draw:z-index="7" draw:name="Control 8" draw:style-name="gr1" draw:text-style-name="P1" svg:width="2.263cm" svg:height="0.47cm" svg:x="0.02cm" svg:y="0cm" draw:control="control8"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>
            <draw:control draw:z-index="8" draw:name="Control 9" draw:style-name="gr1" draw:text-style-name="P1" svg:width="2.263cm" svg:height="0.47cm" svg:x="0.019cm" svg:y="0cm" draw:control="control9"/>
          </table:table-cell>
          <table:table-cell>
            <draw:control draw:z-index="9" draw:name="Control 10" draw:style-name="gr1" draw:text-style-name="P1" svg:width="2.263cm" svg:height="0.47cm" svg:x="0.019cm" svg:y="0cm" draw:control="control10"/>
          </table:table-cell>
          <table:table-cell>
            <draw:control draw:z-index="10" draw:name="Control 11" draw:style-name="gr1" draw:text-style-name="P1" svg:width="2.263cm" svg:height="0.47cm" svg:x="0.019cm" svg:y="0cm" draw:control="control11"/>
          </table:table-cell>
          <table:table-cell>
            <draw:control draw:z-index="11" draw:name="Control 12" draw:style-name="gr1" draw:text-style-name="P1" svg:width="2.263cm" svg:height="0.47cm" svg:x="0.019cm" svg:y="0cm" draw:control="control12"/>
          </table:table-cell>
          <table:table-cell>
            <draw:control draw:z-index="12" draw:name="Control 13" draw:style-name="gr1" draw:text-style-name="P1" svg:width="2.263cm" svg:height="0.47cm" svg:x="0.019cm" svg:y="0cm" draw:control="control13"/>
          </table:table-cell>
          <table:table-cell>
            <draw:control draw:z-index="13" draw:name="Control 14" draw:style-name="gr1" draw:text-style-name="P1" svg:width="2.263cm" svg:height="0.47cm" svg:x="0.02cm" svg:y="0cm" draw:control="control14"/>
          </table:table-cell>
          <table:table-cell>
            <draw:control draw:z-index="14" draw:name="Control 15" draw:style-name="gr1" draw:text-style-name="P1" svg:width="2.263cm" svg:height="0.47cm" svg:x="0.02cm" svg:y="0cm" draw:control="control15"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>
            <draw:control draw:z-index="15" draw:name="Control 16" draw:style-name="gr1" draw:text-style-name="P1" svg:width="2.263cm" svg:height="0.47cm" svg:x="0.013cm" svg:y="0cm" draw:control="control16"/>
          </table:table-cell>
          <table:table-cell>
            <draw:control draw:z-index="16" draw:name="Control 17" draw:style-name="gr1" draw:text-style-name="P1" svg:width="2.263cm" svg:height="0.47cm" svg:x="0.019cm" svg:y="0cm" draw:control="control17"/>
            <draw:control draw:z-index="17" draw:name="Control 18" draw:style-name="gr1" draw:text-style-name="P1" svg:width="2.263cm" svg:height="0.47cm" svg:x="0.019cm" svg:y="0cm" draw:control="control18"/>
          </table:table-cell>
          <table:table-cell>
            <draw:control draw:z-index="18" draw:name="Control 19" draw:style-name="gr1" draw:text-style-name="P1" svg:width="2.263cm" svg:height="0.47cm" svg:x="0.019cm" svg:y="0cm" draw:control="control19"/>
          </table:table-cell>
          <table:table-cell>
            <draw:control draw:z-index="19" draw:name="Control 20" draw:style-name="gr1" draw:text-style-name="P1" svg:width="2.263cm" svg:height="0.47cm" svg:x="0.019cm" svg:y="0cm" draw:control="control20"/>
          </table:table-cell>
          <table:table-cell>
            <draw:control draw:z-index="20" draw:name="Control 21" draw:style-name="gr1" draw:text-style-name="P1" svg:width="2.263cm" svg:height="0.47cm" svg:x="0.019cm" svg:y="0cm" draw:control="control21"/>
          </table:table-cell>
          <table:table-cell>
            <draw:control draw:z-index="21" draw:name="Control 22" draw:style-name="gr1" draw:text-style-name="P1" svg:width="2.263cm" svg:height="0.47cm" svg:x="0.02cm" svg:y="0cm" draw:control="control22"/>
          </table:table-cell>
          <table:table-cell>
            <draw:control draw:z-index="22" draw:name="Control 23" draw:style-name="gr1" draw:text-style-name="P1" svg:width="2.263cm" svg:height="0.47cm" svg:x="0.02cm" svg:y="0cm" draw:control="control23"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3:05:43.161618642</meta:creation-date>
    <dc:date>2024-04-30T13:18:55.332979902</dc:date>
    <meta:editing-duration>PT13M12S</meta:editing-duration>
    <meta:editing-cycles>1</meta:editing-cycles>
    <meta:document-statistic meta:table-count="1" meta:cell-count="21" meta:object-count="23"/>
    <meta:generator>LibreOffice/7.6.5.2$Linux_X86_64 LibreOffice_project/60$Build-2</meta:generator>
  </office:meta>
</office:document-meta>
</file>